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20000027295A80E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marker-start="Arrow" draw:marker-start-width="0.3cm" draw:marker-end="Arrow" draw:marker-end-width="0.3cm" draw:textarea-vertical-align="middle"/>
    </style:style>
    <style:style style:name="gr5"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cm" svg:height="1.6cm" svg:x="1.1cm" svg:y="4cm">
          <draw:image xlink:href="Pictures/10000201000002720000027295A80E9C.png" xlink:type="simple" xlink:show="embed" xlink:actuate="onLoad">
            <text:p/>
          </draw:image>
        </draw:frame>
        <draw:custom-shape draw:style-name="gr2" draw:text-style-name="P2" draw:layer="layout" svg:width="2.7cm" svg:height="1.8cm" svg:x="4.3cm" svg:y="4.9cm">
          <text:p text:style-name="P2"><text:span text:style-name="T1">Wifi</text:span></text:p>
          <text:p text:style-name="P2"><text:span text:style-name="T1">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2cm" svg:x="8.9cm" svg:y="4.8cm">
          <text:p text:style-name="P2"><text:span text:style-name="T1">CAN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1cm" svg:height="1.4cm" svg:x="13.967cm" svg:y="5.179cm">
          <text:p text:style-name="P2"><text:span text:style-name="T1">C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3cm" svg:height="2.1cm" svg:x="18cm" svg:y="4.8cm">
          <text:p text:style-name="P2"><text:span text:style-name="T1">Layou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7.1cm" svg:y1="5.8cm" svg:x2="8.8cm" svg:y2="5.8cm">
          <text:p/>
        </draw:line>
        <draw:line draw:style-name="gr4" draw:text-style-name="P1" draw:layer="layout" svg:x1="2.6cm" svg:y1="4.8cm" svg:x2="4.2cm" svg:y2="5.8cm">
          <text:p/>
        </draw:line>
        <draw:line draw:style-name="gr4" draw:text-style-name="P1" draw:layer="layout" svg:x1="12cm" svg:y1="5.8cm" svg:x2="13.7cm" svg:y2="5.8cm">
          <text:p/>
        </draw:line>
        <draw:line draw:style-name="gr4" draw:text-style-name="P1" draw:layer="layout" svg:x1="16.2cm" svg:y1="6cm" svg:x2="17.9cm" svg:y2="6cm">
          <text:p/>
        </draw:line>
        <draw:custom-shape draw:style-name="gr2" draw:text-style-name="P2" draw:layer="layout" svg:width="3cm" svg:height="2cm" svg:x="8.9cm" svg:y="8.1cm">
          <text:p text:style-name="P2"><text:span text:style-name="T1">CAN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1cm" svg:height="1.4cm" svg:x="13.967cm" svg:y="8.479cm">
          <text:p text:style-name="P2"><text:span text:style-name="T1">C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3cm" svg:height="2.1cm" svg:x="18cm" svg:y="8.1cm">
          <text:p text:style-name="P2"><text:span text:style-name="T1">Layou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12cm" svg:y1="9.1cm" svg:x2="13.7cm" svg:y2="9.1cm">
          <text:p/>
        </draw:line>
        <draw:line draw:style-name="gr4" draw:text-style-name="P1" draw:layer="layout" svg:x1="16.3cm" svg:y1="9.3cm" svg:x2="18cm" svg:y2="9.3cm">
          <text:p/>
        </draw:line>
        <draw:custom-shape draw:style-name="gr2" draw:text-style-name="P2" draw:layer="layout" svg:width="3cm" svg:height="5.7cm" svg:x="2.8cm" svg:y="13.4cm">
          <text:p text:style-name="P2"><text:span text:style-name="T1">CAN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5.7cm" svg:x="11.4cm" svg:y="13.4cm">
          <text:p text:style-name="P2"><text:span text:style-name="T1">MCP2515</text:span></text:p>
          <text:p text:style-name="P2"><text:span text:style-name="T1">controlling</text:span></text:p>
          <text:p text:style-name="P2"><text:span text:style-name="T1">MCP25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6.1cm" svg:y1="13.9cm" svg:x2="10.9cm" svg:y2="13.9cm">
          <text:p text:style-name="P1">Mosi</text:p>
        </draw:line>
        <draw:line draw:style-name="gr5" draw:text-style-name="P1" draw:layer="layout" svg:x1="6.1cm" svg:y1="14.8cm" svg:x2="10.9cm" svg:y2="14.8cm">
          <text:p text:style-name="P1">Miso</text:p>
        </draw:line>
        <draw:line draw:style-name="gr5" draw:text-style-name="P1" draw:layer="layout" svg:x1="6.1cm" svg:y1="15.7cm" svg:x2="10.9cm" svg:y2="15.7cm">
          <text:p text:style-name="P1">SCK</text:p>
        </draw:line>
        <draw:line draw:style-name="gr5" draw:text-style-name="P1" draw:layer="layout" svg:x1="6.1cm" svg:y1="16.5cm" svg:x2="10.9cm" svg:y2="16.5cm">
          <text:p text:style-name="P1">CS0</text:p>
        </draw:line>
        <draw:line draw:style-name="gr5" draw:text-style-name="P1" draw:layer="layout" svg:x1="6.1cm" svg:y1="17.4cm" svg:x2="10.9cm" svg:y2="17.4cm">
          <text:p text:style-name="P1">5V</text:p>
        </draw:line>
        <draw:line draw:style-name="gr5" draw:text-style-name="P1" draw:layer="layout" svg:x1="6.1cm" svg:y1="18.4cm" svg:x2="10.9cm" svg:y2="18.4cm">
          <text:p text:style-name="P1">GND</text:p>
        </draw:line>
        <draw:custom-shape draw:style-name="gr2" draw:text-style-name="P2" draw:layer="layout" svg:width="2.1cm" svg:height="1.4cm" svg:x="16.4cm" svg:y="15.3cm">
          <text:p text:style-name="P2"><text:span text:style-name="T1">C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4.433cm" svg:y1="15.921cm" svg:x2="16.133cm" svg:y2="15.921cm">
          <text:p/>
        </draw:line>
        <draw:frame draw:style-name="gr1" draw:text-style-name="P1" draw:layer="layout" svg:width="1.3cm" svg:height="1.6cm" svg:x="1.1cm" svg:y="5.8cm">
          <draw:image xlink:href="Pictures/10000201000002720000027295A80E9C.png" xlink:type="simple" xlink:show="embed" xlink:actuate="onLoad">
            <text:p/>
          </draw:image>
        </draw:frame>
        <draw:line draw:style-name="gr4" draw:text-style-name="P1" draw:layer="layout" svg:x1="2.5cm" svg:y1="6.6cm" svg:x2="4.2cm" svg:y2="5.8cm">
          <text:p/>
        </draw:line>
        <draw:frame draw:style-name="gr1" draw:text-style-name="P1" draw:layer="layout" svg:width="1.3cm" svg:height="1.6cm" svg:x="5.7cm" svg:y="7.5cm">
          <draw:image xlink:href="Pictures/10000201000002720000027295A80E9C.png" xlink:type="simple" xlink:show="embed" xlink:actuate="onLoad">
            <text:p/>
          </draw:image>
        </draw:frame>
        <draw:line draw:style-name="gr4" draw:text-style-name="P1" draw:layer="layout" svg:x1="7.2cm" svg:y1="8.3cm" svg:x2="8.8cm" svg:y2="9.3cm">
          <text:p/>
        </draw:line>
        <draw:frame draw:style-name="gr1" draw:text-style-name="P1" draw:layer="layout" svg:width="1.3cm" svg:height="1.6cm" svg:x="5.7cm" svg:y="9.3cm">
          <draw:image xlink:href="Pictures/10000201000002720000027295A80E9C.png" xlink:type="simple" xlink:show="embed" xlink:actuate="onLoad">
            <text:p/>
          </draw:image>
        </draw:frame>
        <draw:line draw:style-name="gr4" draw:text-style-name="P1" draw:layer="layout" svg:x1="7.1cm" svg:y1="10.1cm" svg:x2="8.8cm" svg:y2="9.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7T22:51:29.288720678</meta:creation-date>
    <dc:date>2016-06-25T07:35:02.948483018</dc:date>
    <meta:editing-duration>PT2H56M49S</meta:editing-duration>
    <meta:editing-cycles>1</meta:editing-cycles>
    <meta:document-statistic meta:object-count="30"/>
    <meta:generator>LibreOffice/4.2.8.2$Linux_X86_64 LibreOffice_project/420m0$Build-2</meta:generator>
  </office:meta>
</office:document-meta>
</file>